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6.257cm" style:rel-column-width="3402*"/>
    </style:style>
    <style:style style:name="Tableau1.B" style:family="table-column">
      <style:table-column-properties style:column-width="0.303cm" style:rel-column-width="165*"/>
    </style:style>
    <style:style style:name="Tableau1.C" style:family="table-column">
      <style:table-column-properties style:column-width="6.562cm" style:rel-column-width="3568*"/>
    </style:style>
    <style:style style:name="Tableau1.D" style:family="table-column">
      <style:table-column-properties style:column-width="0.22cm" style:rel-column-width="120*"/>
    </style:style>
    <style:style style:name="Tableau1.E" style:family="table-column">
      <style:table-column-properties style:column-width="6.258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8" style:family="table">
      <style:table-properties style:width="9.895cm" style:rel-width="100%" table:align="left"/>
    </style:style>
    <style:style style:name="Tableau8.A" style:family="table-column">
      <style:table-column-properties style:column-width="4.382cm" style:rel-column-width="2383*"/>
    </style:style>
    <style:style style:name="Tableau8.B" style:family="table-column">
      <style:table-column-properties style:column-width="5.514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848cm" style:rel-width="100%" table:align="left" style:may-break-between-rows="false"/>
    </style:style>
    <style:style style:name="Tableau2.A" style:family="table-column">
      <style:table-column-properties style:column-width="8.848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9.6cm" style:rel-width="100%" fo:margin-left="0cm" table:align="left" fo:background-color="transparent">
        <style:background-image/>
      </style:table-properties>
    </style:style>
    <style:style style:name="Tableau5.A" style:family="table-column">
      <style:table-column-properties style:column-width="2.593cm" style:rel-column-width="1470*"/>
    </style:style>
    <style:style style:name="Tableau5.B" style:family="table-column">
      <style:table-column-properties style:column-width="8.705cm" style:rel-column-width="4935*"/>
    </style:style>
    <style:style style:name="Tableau5.C" style:family="table-column">
      <style:table-column-properties style:column-width="1.191cm" style:rel-column-width="675*"/>
    </style:style>
    <style:style style:name="Tableau5.D" style:family="table-column">
      <style:table-column-properties style:column-width="0.82cm" style:rel-column-width="465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1.296cm" style:rel-column-width="735*"/>
    </style:style>
    <style:style style:name="Tableau5.H" style:family="table-column">
      <style:table-column-properties style:column-width="2.588cm" style:rel-column-width="1467*"/>
    </style:style>
    <style:style style:name="Tableau5.1" style:family="table-row">
      <style:table-row-properties fo:background-color="transparent" fo:keep-together="always">
        <style:background-image/>
      </style:table-row-properties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H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none" fo:border-top="none" fo:border-bottom="0.05pt solid #000000"/>
    </style:style>
    <style:style style:name="Tableau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none" fo:border-top="none" fo:border-bottom="0.05pt solid #000000"/>
    </style:style>
    <style:style style:name="Tableau5.G3" style:family="table-cell">
      <style:table-cell-properties fo:padding="0.097cm" fo:border-left="0.05pt solid #000000" fo:border-right="none" fo:border-top="none" fo:border-bottom="0.05pt solid #000000"/>
    </style:style>
    <style:style style:name="Tableau5.H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E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leau5.G4" style:family="table-cell">
      <style:table-cell-properties style:vertical-align="bottom" fo:padding="0.097cm" fo:border="0.05pt solid #000000"/>
    </style:style>
    <style:style style:name="Tableau5.H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5" style:family="table-row">
      <style:table-row-properties fo:keep-together="always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none" fo:border-top="none" fo:border-bottom="0.05pt solid #000000"/>
    </style:style>
    <style:style style:name="Tableau5.G5" style:family="table-cell">
      <style:table-cell-properties fo:padding="0.097cm" fo:border-left="0.05pt solid #000000" fo:border-right="none" fo:border-top="none" fo:border-bottom="0.05pt solid #000000"/>
    </style:style>
    <style:style style:name="Tableau5.H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6" style:family="table-row">
      <style:table-row-properties fo:keep-together="always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none" fo:border-top="none" fo:border-bottom="0.05pt solid #000000"/>
    </style:style>
    <style:style style:name="Tableau5.G6" style:family="table-cell">
      <style:table-cell-properties fo:padding="0.097cm" fo:border-left="0.05pt solid #000000" fo:border-right="none" fo:border-top="none" fo:border-bottom="0.05pt solid #000000"/>
    </style:style>
    <style:style style:name="Tableau5.H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7" style:family="table-row">
      <style:table-row-properties fo:keep-together="always"/>
    </style:style>
    <style:style style:name="Tableau5.A7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8" style:family="table-row">
      <style:table-row-properties fo:keep-together="always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none" fo:border-top="none" fo:border-bottom="0.05pt solid #000000"/>
    </style:style>
    <style:style style:name="Tableau5.G8" style:family="table-cell">
      <style:table-cell-properties fo:padding="0.097cm" fo:border-left="0.05pt solid #000000" fo:border-right="none" fo:border-top="none" fo:border-bottom="0.05pt solid #000000"/>
    </style:style>
    <style:style style:name="Tableau5.H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9" style:family="table-row">
      <style:table-row-properties fo:keep-together="always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none" fo:border-top="none" fo:border-bottom="0.05pt solid #000000"/>
    </style:style>
    <style:style style:name="Tableau5.G9" style:family="table-cell">
      <style:table-cell-properties fo:padding="0.097cm" fo:border-left="0.05pt solid #000000" fo:border-right="none" fo:border-top="none" fo:border-bottom="0.05pt solid #000000"/>
    </style:style>
    <style:style style:name="Tableau5.H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0" style:family="table-row">
      <style:table-row-properties fo:keep-together="always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1" style:family="table-row">
      <style:table-row-properties fo:keep-together="always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none" fo:border-top="none" fo:border-bottom="0.05pt solid #000000"/>
    </style:style>
    <style:style style:name="Tableau5.G11" style:family="table-cell">
      <style:table-cell-properties fo:padding="0.097cm" fo:border-left="0.05pt solid #000000" fo:border-right="none" fo:border-top="none" fo:border-bottom="0.05pt solid #000000"/>
    </style:style>
    <style:style style:name="Tableau5.H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2" style:family="table-row">
      <style:table-row-properties fo:keep-together="always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none" fo:border-top="none" fo:border-bottom="0.05pt solid #000000"/>
    </style:style>
    <style:style style:name="Tableau5.G12" style:family="table-cell">
      <style:table-cell-properties fo:padding="0.097cm" fo:border-left="0.05pt solid #000000" fo:border-right="none" fo:border-top="none" fo:border-bottom="0.05pt solid #000000"/>
    </style:style>
    <style:style style:name="Tableau5.H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3" style:family="table-row">
      <style:table-row-properties fo:keep-together="always"/>
    </style:style>
    <style:style style:name="Tableau5.A1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5.H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4" style:family="table-row">
      <style:table-row-properties fo:keep-together="always"/>
    </style:style>
    <style:style style:name="Tableau5.A14" style:family="table-cell">
      <style:table-cell-properties fo:padding="0.097cm" fo:border-left="0.05pt solid #000000" fo:border-right="none" fo:border-top="none" fo:border-bottom="0.05pt solid #000000"/>
    </style:style>
    <style:style style:name="Tableau5.B14" style:family="table-cell">
      <style:table-cell-properties fo:padding="0.097cm" fo:border-left="0.05pt solid #000000" fo:border-right="none" fo:border-top="none" fo:border-bottom="0.05pt solid #000000"/>
    </style:style>
    <style:style style:name="Tableau5.C14" style:family="table-cell">
      <style:table-cell-properties fo:padding="0.097cm" fo:border-left="0.05pt solid #000000" fo:border-right="none" fo:border-top="none" fo:border-bottom="0.05pt solid #000000"/>
    </style:style>
    <style:style style:name="Tableau5.D14" style:family="table-cell">
      <style:table-cell-properties fo:padding="0.097cm" fo:border-left="0.05pt solid #000000" fo:border-right="none" fo:border-top="none" fo:border-bottom="0.05pt solid #000000"/>
    </style:style>
    <style:style style:name="Tableau5.E14" style:family="table-cell">
      <style:table-cell-properties fo:padding="0.097cm" fo:border-left="0.05pt solid #000000" fo:border-right="none" fo:border-top="none" fo:border-bottom="0.05pt solid #000000"/>
    </style:style>
    <style:style style:name="Tableau5.F14" style:family="table-cell">
      <style:table-cell-properties fo:padding="0.097cm" fo:border-left="0.05pt solid #000000" fo:border-right="none" fo:border-top="none" fo:border-bottom="0.05pt solid #000000"/>
    </style:style>
    <style:style style:name="Tableau5.G14" style:family="table-cell">
      <style:table-cell-properties fo:padding="0.097cm" fo:border-left="0.05pt solid #000000" fo:border-right="none" fo:border-top="none" fo:border-bottom="0.05pt solid #000000"/>
    </style:style>
    <style:style style:name="Tableau5.H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15" style:family="table-row">
      <style:table-row-properties fo:keep-together="always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none" fo:border-top="none" fo:border-bottom="0.05pt solid #000000"/>
    </style:style>
    <style:style style:name="Tableau5.H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13.866cm" style:rel-column-width="7540*"/>
    </style:style>
    <style:style style:name="Tableau9.B" style:family="table-column">
      <style:table-column-properties style:column-width="3.224cm" style:rel-column-width="1753*"/>
    </style:style>
    <style:style style:name="Tableau9.C" style:family="table-column">
      <style:table-column-properties style:column-width="2.51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9.6cm" style:rel-width="100%" table:align="left" style:may-break-between-rows="false"/>
    </style:style>
    <style:style style:name="Tableau4.A" style:family="table-column">
      <style:table-column-properties style:column-width="2.508cm" style:rel-column-width="1364*"/>
    </style:style>
    <style:style style:name="Tableau4.B" style:family="table-column">
      <style:table-column-properties style:column-width="17.092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6cm" style:rel-width="100%" table:align="left" style:may-break-between-rows="false"/>
    </style:style>
    <style:style style:name="Tableau11.A" style:family="table-column">
      <style:table-column-properties style:column-width="2.508cm" style:rel-column-width="1364*"/>
    </style:style>
    <style:style style:name="Tableau11.B" style:family="table-column">
      <style:table-column-properties style:column-width="17.092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893ae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6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7" style:family="paragraph" style:parent-style-name="Table_20_Contents">
      <style:text-properties officeooo:paragraph-rsid="01266f9a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10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1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2" style:family="paragraph" style:parent-style-name="Table_20_Contents">
      <style:paragraph-properties fo:text-align="start" style:justify-single-word="false"/>
      <style:text-properties officeooo:paragraph-rsid="024f1ebd"/>
    </style:style>
    <style:style style:name="P13" style:family="paragraph" style:parent-style-name="Table_20_Contents">
      <style:text-properties officeooo:paragraph-rsid="0127376b"/>
    </style:style>
    <style:style style:name="P14" style:family="paragraph" style:parent-style-name="Table_20_Contents">
      <style:text-properties officeooo:paragraph-rsid="01bd84d4"/>
    </style:style>
    <style:style style:name="P15" style:family="paragraph" style:parent-style-name="Table_20_Contents">
      <style:text-properties officeooo:paragraph-rsid="01c94f50"/>
    </style:style>
    <style:style style:name="P16" style:family="paragraph" style:parent-style-name="Table_20_Contents">
      <style:text-properties officeooo:rsid="01e2dae4" officeooo:paragraph-rsid="01f78089"/>
    </style:style>
    <style:style style:name="P17" style:family="paragraph" style:parent-style-name="Table_20_Contents">
      <style:text-properties officeooo:paragraph-rsid="01fbe672"/>
    </style:style>
    <style:style style:name="P18" style:family="paragraph" style:parent-style-name="Table_20_Contents">
      <style:text-properties officeooo:paragraph-rsid="022bfe6f"/>
    </style:style>
    <style:style style:name="P19" style:family="paragraph" style:parent-style-name="Table_20_Contents">
      <style:paragraph-properties fo:text-align="start" style:justify-single-word="false"/>
      <style:text-properties fo:font-size="12pt" fo:font-weight="bold" officeooo:paragraph-rsid="024f1ebd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9pt" fo:font-style="italic" officeooo:paragraph-rsid="0148462c" style:font-size-asian="9pt" style:font-style-asian="italic" style:font-size-complex="9pt" style:font-style-complex="italic"/>
    </style:style>
    <style:style style:name="P21" style:family="paragraph" style:parent-style-name="Table_20_Contents">
      <style:text-properties officeooo:paragraph-rsid="027d2442"/>
    </style:style>
    <style:style style:name="P22" style:family="paragraph" style:parent-style-name="Header">
      <style:text-properties officeooo:paragraph-rsid="021c50dd"/>
    </style:style>
    <style:style style:name="P2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4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5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244004d"/>
    </style:style>
    <style:style style:name="P26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7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style:shadow="none">
        <style:tab-stops/>
      </style:paragraph-properties>
      <style:text-properties officeooo:paragraph-rsid="02806447"/>
    </style:style>
    <style:style style:name="P30" style:family="paragraph" style:parent-style-name="Standard">
      <style:paragraph-properties style:shadow="none">
        <style:tab-stops/>
      </style:paragraph-properties>
      <style:text-properties style:font-name="Arial1" fo:font-size="4pt" officeooo:rsid="012e50a9" officeooo:paragraph-rsid="02806447" style:font-size-asian="3.5pt" style:font-size-complex="4pt"/>
    </style:style>
    <style:style style:name="P31" style:family="paragraph" style:parent-style-name="Standard">
      <style:paragraph-properties style:shadow="none">
        <style:tab-stops/>
      </style:paragraph-properties>
      <style:text-properties style:font-name="Arial1" fo:font-size="8pt" officeooo:rsid="012e50a9" officeooo:paragraph-rsid="02806447" style:font-size-asian="8pt" style:font-size-complex="8pt"/>
    </style:style>
    <style:style style:name="P32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33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34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35" style:family="paragraph" style:parent-style-name="Text_20_body">
      <style:paragraph-properties style:shadow="none">
        <style:tab-stops/>
      </style:paragraph-properties>
      <style:text-properties officeooo:paragraph-rsid="02806447"/>
    </style:style>
    <style:style style:name="P36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03645" style:font-size-asian="11pt" style:font-size-complex="11pt"/>
    </style:style>
    <style:style style:name="P37" style:family="paragraph" style:parent-style-name="Table_20_Heading">
      <style:text-properties officeooo:paragraph-rsid="011fd901"/>
    </style:style>
    <style:style style:name="P38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9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40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41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42" style:family="paragraph" style:parent-style-name="Table_20_Heading">
      <style:text-properties officeooo:paragraph-rsid="0190345c"/>
    </style:style>
    <style:style style:name="P43" style:family="paragraph" style:parent-style-name="Table_20_Heading">
      <style:text-properties officeooo:paragraph-rsid="01946a27"/>
    </style:style>
    <style:style style:name="P44" style:family="paragraph" style:parent-style-name="Table_20_Heading">
      <style:text-properties officeooo:rsid="01e14848" officeooo:paragraph-rsid="01e14848"/>
    </style:style>
    <style:style style:name="P45" style:family="paragraph" style:parent-style-name="Table_20_Main_20_Content_20_Right">
      <style:text-properties officeooo:paragraph-rsid="011930c8"/>
    </style:style>
    <style:style style:name="P46" style:family="paragraph" style:parent-style-name="Table_20_Main_20_Content_20_Right">
      <style:text-properties officeooo:rsid="02004b30" officeooo:paragraph-rsid="02004b30"/>
    </style:style>
    <style:style style:name="P47" style:family="paragraph" style:parent-style-name="Table_20_Main_20_Content_20_Right">
      <style:text-properties fo:font-weight="bold" style:font-weight-asian="bold" style:font-weight-complex="bold"/>
    </style:style>
    <style:style style:name="P48" style:family="paragraph" style:parent-style-name="Table_20_Main_20_Content_20_Right">
      <style:paragraph-properties fo:text-align="center" style:justify-single-word="false"/>
      <style:text-properties fo:font-size="7pt" officeooo:paragraph-rsid="011930c8" style:font-size-asian="7pt" style:font-size-complex="7pt"/>
    </style:style>
    <style:style style:name="P49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50" style:family="paragraph" style:parent-style-name="Table_20_Main_20_Content_20_Left">
      <style:paragraph-properties fo:text-align="end" style:justify-single-word="false"/>
      <style:text-properties fo:font-weight="bold" officeooo:rsid="0250b599" officeooo:paragraph-rsid="0250b599" style:font-weight-asian="bold" style:font-weight-complex="bold"/>
    </style:style>
    <style:style style:name="P51" style:family="paragraph" style:parent-style-name="Table_20_Header_20_center">
      <style:text-properties officeooo:paragraph-rsid="019ba886"/>
    </style:style>
    <style:style style:name="P52" style:family="paragraph" style:parent-style-name="Table_20_Header_20_center">
      <style:text-properties officeooo:paragraph-rsid="01fbe672"/>
    </style:style>
    <style:style style:name="P53" style:family="paragraph" style:parent-style-name="Table_20_Totals_20_Header">
      <style:text-properties officeooo:paragraph-rsid="00eaae7a"/>
    </style:style>
    <style:style style:name="P54" style:family="paragraph" style:parent-style-name="Table_20_Totals_20_Header">
      <style:text-properties officeooo:paragraph-rsid="0216e7d8"/>
    </style:style>
    <style:style style:name="P55" style:family="paragraph" style:parent-style-name="Table_20_Totals_20_Header">
      <style:text-properties officeooo:paragraph-rsid="029078bd"/>
    </style:style>
    <style:style style:name="P56" style:family="paragraph" style:parent-style-name="Table_20_Main_20_Header">
      <style:text-properties officeooo:paragraph-rsid="0197cffe"/>
    </style:style>
    <style:style style:name="P57" style:family="paragraph" style:parent-style-name="Table_20_Main_20_Header">
      <style:text-properties officeooo:paragraph-rsid="0197da6f"/>
    </style:style>
    <style:style style:name="P58" style:family="paragraph" style:parent-style-name="Table_20_Main_20_Header">
      <style:text-properties officeooo:paragraph-rsid="01989989"/>
    </style:style>
    <style:style style:name="P59" style:family="paragraph" style:parent-style-name="Table_20_Main_20_Header">
      <style:text-properties officeooo:paragraph-rsid="024a8fdf"/>
    </style:style>
    <style:style style:name="P60" style:family="paragraph" style:parent-style-name="Table_20_Main_20_Header">
      <style:text-properties fo:font-size="8pt" officeooo:paragraph-rsid="024a8fdf" style:font-size-asian="8pt" style:font-size-complex="8pt"/>
    </style:style>
    <style:style style:name="P61" style:family="paragraph" style:parent-style-name="Table_20_Main_20_Header">
      <style:text-properties fo:font-size="8pt" officeooo:paragraph-rsid="01989989" style:font-size-asian="8pt" style:font-size-complex="8pt"/>
    </style:style>
    <style:style style:name="P62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63" style:family="paragraph" style:parent-style-name="Text_20_body">
      <style:text-properties officeooo:paragraph-rsid="0182aac9"/>
    </style:style>
    <style:style style:name="P64" style:family="paragraph" style:parent-style-name="Text_20_body">
      <style:text-properties officeooo:paragraph-rsid="01a4d5e9"/>
    </style:style>
    <style:style style:name="P65" style:family="paragraph" style:parent-style-name="Text_20_body">
      <style:text-properties officeooo:paragraph-rsid="01a67222"/>
    </style:style>
    <style:style style:name="P66" style:family="paragraph" style:parent-style-name="Text_20_body">
      <style:text-properties officeooo:paragraph-rsid="028a6e1c"/>
    </style:style>
    <style:style style:name="P67" style:family="paragraph" style:parent-style-name="Table_20_Totals_20_Content_20_Highlight">
      <style:text-properties officeooo:paragraph-rsid="021aa720"/>
    </style:style>
    <style:style style:name="P68" style:family="paragraph" style:parent-style-name="Table_20_Totals_20_Content">
      <style:text-properties officeooo:paragraph-rsid="0215f757"/>
    </style:style>
    <style:style style:name="P69" style:family="paragraph" style:parent-style-name="Table_20_Totals_20_Content">
      <style:text-properties officeooo:paragraph-rsid="021addb1"/>
    </style:style>
    <style:style style:name="P70" style:family="paragraph" style:parent-style-name="Table_20_Main_20_Content_20_Small_20_Left">
      <style:text-properties officeooo:paragraph-rsid="0208af1e"/>
    </style:style>
    <style:style style:name="P71" style:family="paragraph" style:parent-style-name="Table_20_Main_20_Category_20_Title">
      <style:paragraph-properties fo:text-align="start" style:justify-single-word="false"/>
      <style:text-properties officeooo:paragraph-rsid="024f1ebd"/>
    </style:style>
    <style:style style:name="P72" style:family="paragraph" style:parent-style-name="Heading_20_1">
      <style:text-properties officeooo:paragraph-rsid="01899624"/>
    </style:style>
    <style:style style:name="P73" style:family="paragraph" style:parent-style-name="Heading_20_1">
      <style:text-properties officeooo:paragraph-rsid="018d03db"/>
    </style:style>
    <style:style style:name="P7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1a4d5e9" style:font-size-asian="11pt" style:font-size-complex="11pt"/>
    </style:style>
    <style:style style:name="T5" style:family="text">
      <style:text-properties style:font-name="Arial1" fo:font-size="11pt" officeooo:rsid="0278b9d5" style:font-size-asian="11pt" style:font-size-complex="11pt"/>
    </style:style>
    <style:style style:name="T6" style:family="text">
      <style:text-properties style:font-name="Arial1" officeooo:rsid="012e50a9"/>
    </style:style>
    <style:style style:name="T7" style:family="text">
      <style:text-properties style:font-name="Arial1" officeooo:rsid="013c3d96"/>
    </style:style>
    <style:style style:name="T8" style:family="text">
      <style:text-properties style:font-name="Arial1" fo:font-size="10pt" officeooo:rsid="0073df77" style:font-size-asian="10pt" style:font-size-complex="10pt"/>
    </style:style>
    <style:style style:name="T9" style:family="text">
      <style:text-properties style:font-name="Arial1" officeooo:rsid="02965a6d"/>
    </style:style>
    <style:style style:name="T10" style:family="text">
      <style:text-properties style:font-name="Arial1" officeooo:rsid="029766d4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8462c"/>
    </style:style>
    <style:style style:name="T16" style:family="text">
      <style:text-properties officeooo:rsid="014acc83"/>
    </style:style>
    <style:style style:name="T17" style:family="text">
      <style:text-properties officeooo:rsid="00d936c0"/>
    </style:style>
    <style:style style:name="T18" style:family="text">
      <style:text-properties officeooo:rsid="018b7c1f"/>
    </style:style>
    <style:style style:name="T19" style:family="text">
      <style:text-properties officeooo:rsid="01a34143"/>
    </style:style>
    <style:style style:name="T20" style:family="text">
      <style:text-properties officeooo:rsid="01a4d5e9"/>
    </style:style>
    <style:style style:name="T21" style:family="text">
      <style:text-properties officeooo:rsid="01ad6983"/>
    </style:style>
    <style:style style:name="T22" style:family="text">
      <style:text-properties officeooo:rsid="023940d1"/>
    </style:style>
    <style:style style:name="T23" style:family="text">
      <style:text-properties officeooo:rsid="024e03ea"/>
    </style:style>
    <style:style style:name="T24" style:family="text">
      <style:text-properties officeooo:rsid="024f1ebd"/>
    </style:style>
    <style:style style:name="T25" style:family="text">
      <style:text-properties officeooo:rsid="028a6e1c"/>
    </style:style>
    <style:style style:name="T26" style:family="text">
      <style:text-properties officeooo:rsid="029078bd"/>
    </style:style>
    <style:style style:name="T27" style:family="text">
      <style:text-properties officeooo:rsid="02911069"/>
    </style:style>
    <style:style style:name="T28" style:family="text">
      <style:text-properties officeooo:rsid="0294ba9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  <text:user-field-decl office:value-type="string" office:string-value="tax_name" text:name="py3o.tax_name"/>
        <text:user-field-decl office:value-type="string" office:string-value="Incoterm Location" text:name="py3o.o.incoterm_location"/>
      </text:user-field-decls>
      <text:p text:style-name="P74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6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7">with="o=obj.with_context(lang=lang)"</text:span></text:a></text:p>
      <text:p text:style-name="P2"><text:a xlink:type="simple" xlink:href="py3o://with=%22is_proforma=report_xml.report_name=='sale.report_saleorder_pro_forma'%20or%20obj._context.get('proforma')%22" text:style-name="Internet_20_link" text:visited-style-name="Visited_20_Internet_20_Link"><text:span text:style-name="T25">with="is_proforma=report_xml.report_name=='sale.report_saleorder_pro_forma' or obj._context.get('proforma')"</text:span></text:a></text:p>
      <text:p text:style-name="P25"><text:a xlink:type="simple" xlink:href="py3o://with=%22doc_name=(is_proforma%20and%20(lang=='fr_FR'%20and%20'Facture%20Pro-Forma'%20or%20'PRO-FORMA%20Invoice')%20or%20(o.state%20in%20('sale',%20'done')%20and%20(lang=='fr_FR'%20and%20'Accusé%20de%20réception%20de%20commande'%20or%20'Order%20Acknowledgement')%20or%20(lang=='fr_FR'%20and%20'Devis'%20or%20'Quotation')))%22" text:style-name="Internet_20_link" text:visited-style-name="Visited_20_Internet_20_Link"><text:span text:style-name="T25">with="doc_name=(is_proforma and (lang=='fr_FR' and 'Facture Pro-Forma' or 'PRO-FORMA Invoice') or (o.state in ('sale', 'done') and (lang=='fr_FR' and 'Accusé de réception de commande' or 'Order Acknowledgement') or (lang=='fr_FR' and 'Devis' or 'Quotation')))"</text:span></text:a></text:p>
      <text:p text:style-name="P23"><text:a xlink:type="simple" xlink:href="py3o://if=%22o.state%20!=%20'cancel'%22" text:style-name="Internet_20_link" text:visited-style-name="Visited_20_Internet_20_Link"><text:span text:style-name="T18">if="o.state != 'cancel'"</text:span></text:a></text:p>
      <text:h text:style-name="P72" text:outline-level="1"><text:user-field-get text:name="py3o.doc_name">Document Name</text:user-field-get><text:s/><text:user-field-get text:name="py3o.o.name">Order Number</text:user-field-get></text:h>
      <text:p text:style-name="P23"><text:a xlink:type="simple" xlink:href="py3o:///if" text:style-name="Internet_20_link" text:visited-style-name="Visited_20_Internet_20_Link"><text:span text:style-name="T1">/if</text:span></text:a></text:p>
      <text:p text:style-name="P24"><text:a xlink:type="simple" xlink:href="py3o://if=%22o.state%20==%20'cancel'%22" text:style-name="Internet_20_link" text:visited-style-name="Visited_20_Internet_20_Link"><text:span text:style-name="T7">if="o.state == 'cancel'"</text:span></text:a></text:p>
      <text:h text:style-name="P73" text:outline-level="1"><text:user-field-get text:name="py3o.doc_name">Document Name</text:user-field-get><text:s/><text:span text:style-name="T12">annulé</text:span><text:span text:style-name="T11"> </text:span><text:user-field-get text:name="py3o.o.name">Order Number</text:user-field-get></text:h>
      <text:p text:style-name="P24"><text:a xlink:type="simple" xlink:href="py3o:///if" text:style-name="Internet_20_link" text:visited-style-name="Visited_20_Internet_20_Link"><text:span text:style-name="T1">/if</text:span></text:a></text:p>
      <text:p text:style-name="P34"><text:a xlink:type="simple" xlink:href="py3o:///with" text:style-name="Internet_20_link" text:visited-style-name="Visited_20_Internet_20_Link"><text:span text:style-name="T4">/with</text:span></text:a></text:p>
      <text:p text:style-name="P36"/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40"><text:text-input text:description="py3o://function=&quot;lang=='fr_FR' and '''Adresse de l'acheteur''' or 'Buyer Address'&quot;">Buyer Address</text:text-input></text:p>
          </table:table-cell>
          <table:table-cell table:style-name="Tableau1.B1" office:value-type="string">
            <text:p text:style-name="P38"/>
          </table:table-cell>
          <table:table-cell table:style-name="Tableau1.A1" office:value-type="string">
            <text:p text:style-name="P39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41"/>
          </table:table-cell>
          <table:table-cell table:style-name="Tableau1.A1" office:value-type="string">
            <text:p text:style-name="P39"><text:text-input text:description="py3o://function=&quot;lang=='fr_FR' and 'Adresse de facturation' or 'Invoice Address'&quot;">Invoice Address</text:text-input></text:p>
          </table:table-cell>
        </table:table-row>
        <table:table-row table:style-name="TableLine93848815460048">
          <table:table-cell table:style-name="Tableau1.A2" office:value-type="string">
            <text:p text:style-name="P14"><text:text-input text:description="py3o://function=&quot;format_multiline_value(o.partner_id._display_full_address(details=['company', 'name', 'address', 'phone', 'mobile', 'email', 'commercial_ref', 'vat']))&quot;">[partner_id]</text:text-input></text:p>
          </table:table-cell>
          <table:table-cell table:style-name="Tableau1.B2" office:value-type="string">
            <text:p text:style-name="P7"/>
          </table:table-cell>
          <table:table-cell table:style-name="Tableau1.C2" office:value-type="string">
            <text:p text:style-name="P15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3"/>
          </table:table-cell>
          <table:table-cell table:style-name="Tableau1.E2" office:value-type="string">
            <text:p text:style-name="P13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848813174112"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2"><text:text-input text:description="py3o://function=&quot;lang=='fr_FR' and 'Date du devis' or 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3"><text:text-input text:description="py3o://function=&quot;lang=='fr_FR' and 'Fin de validité du devis' or 'Quotation 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o_format_date(o.validity_date, lang_code=lang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44"><text:text-input text:description="py3o://function=&quot;lang=='fr_FR' and 'Date de commande' or 'Order Date'&quot;">Order Date</text:text-input></text:p>
                </table:table-cell>
                <table:table-cell table:style-name="Tableau8.B1" office:value-type="string">
                  <text:p text:style-name="P21"><text:text-input text:description="py3o://function=&quot;o_format_date(o.date_order, lang_code=lang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Votre référence' or 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Contents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8.B1" office:value-type="string">
                  <text:p text:style-name="P16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1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text:s/><text:user-field-get text:name="py3o.o.incoterm_location">Incoterm Location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6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7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52"><text:text-input text:description="py3o://function=&quot;lang=='fr_FR' and 'Contact commercial' or 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7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6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D"/>
        <table:table-column table:style-name="Tableau5.H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article' or 'Product Code'&quot;">Product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59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60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56"><text:text-input text:description="py3o://function=&quot;lang=='fr_FR' and 'Prix unitaire' or 'Unit Price'&quot;">Unit Price</text:text-input></text:p>
            </table:table-cell>
            <table:table-cell table:style-name="Tableau5.A1" office:value-type="string">
              <text:p text:style-name="P58"><text:text-input text:description="py3o://function=&quot;o.has_discount and (lang=='fr_FR' and 'Rem.' or 'Disc.') or ''&quot;">Disc.</text:text-input></text:p>
            </table:table-cell>
            <table:table-cell table:style-name="Tableau5.A1" office:value-type="string">
              <text:p text:style-name="P61"><text:text-input text:description="py3o://function=&quot;lang=='fr_FR' and 'TVA' or 'VAT'&quot;">VAT</text:text-input></text:p>
            </table:table-cell>
            <table:table-cell table:style-name="Tableau5.H1" office:value-type="string">
              <text:p text:style-name="P57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"/>
          </table:table-cell>
          <table:table-cell table:style-name="Tableau5.H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/>
          </table:table-cell>
          <table:table-cell table:style-name="Tableau5.B3" office:value-type="string">
            <text:p text:style-name="Table_20_Main_20_Content_20_Left"><text:a xlink:type="simple" xlink:href="py3o://if=%22l.get('line')%20and%20not%20l['line'].display_type%22" text:style-name="Internet_20_link" text:visited-style-name="Visited_20_Internet_20_Link"><text:span text:style-name="T23">if="l.get('line') and not l['line'].display_type"</text:span></text:a></text:p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Table_20_Main_20_Content_20_Right"/>
          </table:table-cell>
          <table:table-cell table:style-name="Tableau5.F3" office:value-type="string">
            <text:p text:style-name="P45"/>
          </table:table-cell>
          <table:table-cell table:style-name="Tableau5.G3" office:value-type="string">
            <text:p text:style-name="P45"/>
          </table:table-cell>
          <table:table-cell table:style-name="Tableau5.H3" office:value-type="string">
            <text:p text:style-name="Table_20_Main_20_Content_20_Right"/>
          </table:table-cell>
        </table:table-row>
        <text:soft-page-break/>
        <table:table-row table:style-name="Tableau5.1">
          <table:table-cell table:style-name="Tableau5.A4" office:value-type="string">
            <text:p text:style-name="Table_20_Main_20_Content_20_Left"><text:text-input text:description="py3o://function=&quot;l['line'].product_id.default_code&quot;">[product.default_code]</text:text-input></text:p>
          </table:table-cell>
          <table:table-cell table:style-name="Tableau5.B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C4" office:value-type="string">
            <text:p text:style-name="P46"><text:text-input text:description="py3o://function=&quot;o_format_lang(l['line'].product_uom_qty, dp='Product Unit of Measure', lang_code=lang)&quot;">[product_uom_qty]</text:text-input></text:p>
          </table:table-cell>
          <table:table-cell table:style-name="Tableau5.D4" office:value-type="string">
            <text:p text:style-name="P70"><text:text-input text:description="py3o://function=&quot;l['line'].product_uom.name&quot;">[product_uom.name]</text:text-input></text:p>
          </table:table-cell>
          <table:table-cell table:style-name="Tableau5.E4" office:value-type="string">
            <text:p text:style-name="Table_20_Main_20_Content_20_Right"><text:text-input text:description="py3o://function=&quot;o_format_lang(l['line'].price_unit, currency_obj=o.currency_id, lang_code=lang)&quot;">[price_unit]</text:text-input></text:p>
          </table:table-cell>
          <table:table-cell table:style-name="Tableau5.F4" office:value-type="string">
            <text:p text:style-name="P45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5"><text:text-input text:description="py3o://function=&quot;o_format_lang(l['line'].discount, dp='Discount', lang_code=lang) + '%25'&quot;">[discount]</text:text-input></text:p>
            <text:p text:style-name="P45"><text:a xlink:type="simple" xlink:href="py3o:///if" text:style-name="Internet_20_link" text:visited-style-name="Visited_20_Internet_20_Link">/if</text:a></text:p>
          </table:table-cell>
          <table:table-cell table:style-name="Tableau5.G4" office:value-type="string">
            <text:p text:style-name="P48"><text:text-input text:description="py3o://function=&quot;l['line'].tax_id and ', '.join([t.description for t in l['line'].tax_id]) or ''&quot;">[taxes]</text:text-input></text:p>
          </table:table-cell>
          <table:table-cell table:style-name="Tableau5.H4" office:value-type="string">
            <text:p text:style-name="Table_20_Main_20_Content_20_Right"><text:text-input text:description="py3o://function=&quot;o_format_lang(l['line'].price_subtotal, currency_obj=o.currency_id, lang_code=lang)&quot;">[price_subtotal]</text:text-input></text:p>
          </table:table-cell>
        </table:table-row>
        <table:table-row table:style-name="Tableau5.5">
          <table:table-cell table:style-name="Tableau5.A5" office:value-type="string">
            <text:p text:style-name="P9"/>
          </table:table-cell>
          <table:table-cell table:style-name="Tableau5.B5" office:value-type="string">
            <text:p text:style-name="P9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Table_20_Main_20_Content_20_Right"/>
          </table:table-cell>
          <table:table-cell table:style-name="Tableau5.F5" office:value-type="string">
            <text:p text:style-name="P45"/>
          </table:table-cell>
          <table:table-cell table:style-name="Tableau5.G5" office:value-type="string">
            <text:p text:style-name="P45"/>
          </table:table-cell>
          <table:table-cell table:style-name="Tableau5.H5" office:value-type="string">
            <text:p text:style-name="Table_20_Main_20_Content_20_Right"/>
          </table:table-cell>
        </table:table-row>
        <table:table-row table:style-name="Tableau5.6">
          <table:table-cell table:style-name="Tableau5.A6" office:value-type="string">
            <text:p text:style-name="Table_20_Main_20_Category_20_Title"/>
          </table:table-cell>
          <table:table-cell table:style-name="Tableau5.B6" office:value-type="string">
            <text:p text:style-name="Table_20_Main_20_Category_20_Title"><text:a xlink:type="simple" xlink:href="py3o://if=%22l.get('line')%20and%20l['line'].display_type%20==%20'line_section'%22" text:style-name="Internet_20_link" text:visited-style-name="Visited_20_Internet_20_Link"><text:span text:style-name="T23">if="l.get('line') and l['line'].display_type == 'line_section'"</text:span></text:a></text:p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Table_20_Main_20_Content_20_Right"/>
          </table:table-cell>
          <table:table-cell table:style-name="Tableau5.F6" office:value-type="string">
            <text:p text:style-name="P45"/>
          </table:table-cell>
          <table:table-cell table:style-name="Tableau5.G6" office:value-type="string">
            <text:p text:style-name="P45"/>
          </table:table-cell>
          <table:table-cell table:style-name="Tableau5.H6" office:value-type="string">
            <text:p text:style-name="Table_20_Main_20_Content_20_Right"/>
          </table:table-cell>
        </table:table-row>
        <table:table-row table:style-name="Tableau5.7">
          <table:table-cell table:style-name="Tableau5.A7" table:number-columns-spanned="8" office:value-type="string">
            <text:p text:style-name="P19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8">
          <table:table-cell table:style-name="Tableau5.A8" office:value-type="string">
            <text:p text:style-name="P10"/>
          </table:table-cell>
          <table:table-cell table:style-name="Tableau5.B8" office:value-type="string">
            <text:p text:style-name="P10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Table_20_Main_20_Content_20_Right"/>
          </table:table-cell>
          <table:table-cell table:style-name="Tableau5.F8" office:value-type="string">
            <text:p text:style-name="P45"/>
          </table:table-cell>
          <table:table-cell table:style-name="Tableau5.G8" office:value-type="string">
            <text:p text:style-name="P45"/>
          </table:table-cell>
          <table:table-cell table:style-name="Tableau5.H8" office:value-type="string">
            <text:p text:style-name="Table_20_Main_20_Content_20_Right"/>
          </table:table-cell>
        </table:table-row>
        <table:table-row table:style-name="Tableau5.9">
          <table:table-cell table:style-name="Tableau5.A9" office:value-type="string">
            <text:p text:style-name="P71"/>
          </table:table-cell>
          <table:table-cell table:style-name="Tableau5.B9" office:value-type="string">
            <text:p text:style-name="P71"><text:a xlink:type="simple" xlink:href="py3o://if=%22l.get('line')%20and%20l['line'].display_type%20==%20'line_note'%22" text:style-name="Internet_20_link" text:visited-style-name="Visited_20_Internet_20_Link"><text:span text:style-name="T24">if="l.get('line') and l['line'].display_type == 'line_note'"</text:span></text:a></text:p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Table_20_Main_20_Content_20_Right"/>
          </table:table-cell>
          <table:table-cell table:style-name="Tableau5.F9" office:value-type="string">
            <text:p text:style-name="P45"/>
          </table:table-cell>
          <table:table-cell table:style-name="Tableau5.G9" office:value-type="string">
            <text:p text:style-name="P45"/>
          </table:table-cell>
          <table:table-cell table:style-name="Tableau5.H9" office:value-type="string">
            <text:p text:style-name="Table_20_Main_20_Content_20_Right"/>
          </table:table-cell>
        </table:table-row>
        <table:table-row table:style-name="Tableau5.10">
          <table:table-cell table:style-name="Tableau5.A10" table:number-columns-spanned="8" office:value-type="string">
            <text:p text:style-name="P20"><text:text-input text:description="py3o://function=&quot;format_multiline_value(l['line'].name)">format_multiline_value(l['line'].nam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1">
          <table:table-cell table:style-name="Tableau5.A11" office:value-type="string">
            <text:p text:style-name="P12"/>
          </table:table-cell>
          <table:table-cell table:style-name="Tableau5.B11" office:value-type="string">
            <text:p text:style-name="P12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Table_20_Main_20_Content_20_Right"/>
          </table:table-cell>
          <table:table-cell table:style-name="Tableau5.F11" office:value-type="string">
            <text:p text:style-name="P45"/>
          </table:table-cell>
          <table:table-cell table:style-name="Tableau5.G11" office:value-type="string">
            <text:p text:style-name="P45"/>
          </table:table-cell>
          <table:table-cell table:style-name="Tableau5.H11" office:value-type="string">
            <text:p text:style-name="Table_20_Main_20_Content_20_Right"/>
          </table:table-cell>
        </table:table-row>
        <table:table-row table:style-name="Tableau5.12">
          <table:table-cell table:style-name="Tableau5.A12" office:value-type="string">
            <text:p text:style-name="P49"/>
          </table:table-cell>
          <table:table-cell table:style-name="Tableau5.B12" office:value-type="string">
            <text:p text:style-name="P49"><text:a xlink:type="simple" xlink:href="py3o://if=%22'subtotal'%20in%20l%22" text:style-name="Internet_20_link" text:visited-style-name="Visited_20_Internet_20_Link"><text:span text:style-name="T16">if="'subtotal' in l"</text:span></text:a></text:p>
          </table:table-cell>
          <table:table-cell table:style-name="Tableau5.C12" office:value-type="string">
            <text:p text:style-name="Table_20_Main_20_Content_20_Right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Table_20_Main_20_Content_20_Right"/>
          </table:table-cell>
          <table:table-cell table:style-name="Tableau5.F12" office:value-type="string">
            <text:p text:style-name="P45"/>
          </table:table-cell>
          <table:table-cell table:style-name="Tableau5.G12" office:value-type="string">
            <text:p text:style-name="P45"/>
          </table:table-cell>
          <table:table-cell table:style-name="Tableau5.H12" office:value-type="string">
            <text:p text:style-name="Table_20_Main_20_Content_20_Right"/>
          </table:table-cell>
        </table:table-row>
        <table:table-row table:style-name="Tableau5.13">
          <table:table-cell table:style-name="Tableau5.A13" table:number-columns-spanned="7" office:value-type="string">
            <text:p text:style-name="P50"><text:text-input text:description="py3o://function=&quot;lang=='fr_FR' and 'Sous-total' or 'Subtotal'&quot;">Subtotal: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au5.H13" office:value-type="string">
            <text:p text:style-name="P47"><text:text-input text:description="py3o://function=&quot;o_format_lang(l['subtotal'], lang_code=lang, currency_obj=o.currency_id)&quot;">l['subtotal']</text:text-input></text:p>
          </table:table-cell>
        </table:table-row>
        <table:table-row table:style-name="Tableau5.14">
          <table:table-cell table:style-name="Tableau5.A14" office:value-type="string">
            <text:p text:style-name="P11"/>
          </table:table-cell>
          <table:table-cell table:style-name="Tableau5.B14" office:value-type="string">
            <text:p text:style-name="P11"><text:a xlink:type="simple" xlink:href="py3o:///if" text:style-name="Internet_20_link" text:visited-style-name="Visited_20_Internet_20_Link"><text:span text:style-name="T15">/if</text:span></text:a></text:p>
          </table:table-cell>
          <table:table-cell table:style-name="Tableau5.C14" office:value-type="string">
            <text:p text:style-name="Table_20_Main_20_Content_20_Right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Table_20_Main_20_Content_20_Right"/>
          </table:table-cell>
          <table:table-cell table:style-name="Tableau5.F14" office:value-type="string">
            <text:p text:style-name="P45"/>
          </table:table-cell>
          <table:table-cell table:style-name="Tableau5.G14" office:value-type="string">
            <text:p text:style-name="P45"/>
          </table:table-cell>
          <table:table-cell table:style-name="Tableau5.H14" office:value-type="string">
            <text:p text:style-name="Table_20_Main_20_Content_20_Right"/>
          </table:table-cell>
        </table:table-row>
        <table:table-row table:style-name="Tableau5.15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  <table:table-cell table:style-name="Tableau5.H15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Line93848809001472">
          <table:table-cell table:style-name="Tableau9.A1" office:value-type="string">
            <text:p text:style-name="P8"/>
          </table:table-cell>
          <table:table-cell table:style-name="Tableau9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9.C1" office:value-type="string">
            <text:p text:style-name="P68"><text:text-input text:description="py3o://function=&quot;o_format_lang(o.amount_untaxed, currency_obj=o.currency_id, lang_code=lang)">[o.amount_untaxed]</text:text-input></text:p>
          </table:table-cell>
        </table:table-row>
        <table:table-row table:style-name="TableLine9384880250339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(label,%20tax_list)%20in%20o.tax_totals['groups_by_subtotal'].items()%22" text:style-name="Internet_20_link" text:visited-style-name="Visited_20_Internet_20_Link"><text:span text:style-name="T27">for="(label, tax_list) in o.tax_totals['groups_by_subtotal'].items()"</text:span></text:a></text:p>
          </table:table-cell>
          <table:table-cell table:style-name="Tableau9.C6" office:value-type="string">
            <text:p text:style-name="P69"/>
          </table:table-cell>
        </table:table-row>
        <table:table-row table:style-name="TableLine93848802504608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for=%22tax_dict%20in%20tax_list%22" text:style-name="Internet_20_link" text:visited-style-name="Visited_20_Internet_20_Link"><text:span text:style-name="T26">for="tax_dict in tax_list"</text:span></text:a></text:p>
          </table:table-cell>
          <table:table-cell table:style-name="Tableau9.C6" office:value-type="string">
            <text:p text:style-name="P69"/>
          </table:table-cell>
        </table:table-row>
        <table:table-row table:style-name="TableLine93848809362368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text-input text:description="py3o://function=&quot;tax_dict['tax_group_name']&quot;">tax_subtotal.name</text:text-input></text:p>
          </table:table-cell>
          <table:table-cell table:style-name="Tableau9.C6" office:value-type="string">
            <text:p text:style-name="P69"><text:text-input text:description="py3o://function=&quot;o_format_lang(tax_dict['tax_group_amount'], currency_obj=o.currency_id, lang_code=lang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 table:style-name="TableLine9384880936307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3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9"><text:text-input text:description="py3o://function=&quot;formatLang(o.amount_tax, monetary=True, currency_obj=o.currency_id)"/></text:p>
          </table:table-cell>
        </table:table-row>
        <table:table-row table:style-name="TableLine93848809242048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5"><text:a xlink:type="simple" xlink:href="py3o:///for" text:style-name="Internet_20_link" text:visited-style-name="Visited_20_Internet_20_Link"><text:span text:style-name="T22">/for</text:span></text:a><text:text-input text:description="py3o://function=&quot;lang=='fr_FR' and u'Total taxes' or u'Tax Total'&quot;"/></text:p>
          </table:table-cell>
          <table:table-cell table:style-name="Tableau9.C6" office:value-type="string">
            <text:p text:style-name="P69"/>
          </table:table-cell>
        </table:table-row>
        <table:table-row table:style-name="TableLine93848809242752">
          <table:table-cell table:style-name="Tableau9.A1" office:value-type="string">
            <text:p text:style-name="P8"/>
          </table:table-cell>
          <table:table-cell table:style-name="Tableau9.B2" office:value-type="string">
            <text:p text:style-name="P54"><text:text-input text:description="py3o://function=&quot;lang=='fr_FR' and 'Total TTC' or 'Total'&quot;">Total</text:text-input></text:p>
          </table:table-cell>
          <table:table-cell table:style-name="Tableau9.C7" office:value-type="string">
            <text:p text:style-name="P67"><text:text-input text:description="py3o://function=&quot;o_format_lang(o.amount_total, currency_obj=o.currency_id, lang_code=lang)">[o.amount_total]</text:text-input></text:p>
          </table:table-cell>
        </table:table-row>
      </table:table>
      <text:p text:style-name="P28"><text:a xlink:type="simple" xlink:href="py3o://with=%22note_txt=html_sanitize(o.note)%22" text:style-name="Internet_20_link" text:visited-style-name="Visited_20_Internet_20_Link"><text:span text:style-name="T9">with="note_txt=html_sanitize(o.note)"</text:span></text:a></text:p>
      <text:p text:style-name="P28"><text:a xlink:type="simple" xlink:href="py3o://if=%22o.note%20and%20note_txt%22" text:style-name="Internet_20_link" text:visited-style-name="Visited_20_Internet_20_Link"><text:span text:style-name="T10">if="o.note and note_txt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 table:style-name="TableLine93848816570320"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note_txt)&quot;">[note_txt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Text_20_body"><text:a xlink:type="simple" xlink:href="py3o:///with" text:style-name="Internet_20_link" text:visited-style-name="Visited_20_Internet_20_Link"><text:span text:style-name="T28">/with</text:span></text:a></text:p>
      <text:p text:style-name="P27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32"><text:a xlink:type="simple" xlink:href="py3o://with=%22bank_label=lang=='fr_FR'%20and%20'Banque%20:'%20or%20'Bank:'%22" text:style-name="Internet_20_link" text:visited-style-name="Visited_20_Internet_20_Link"><text:span text:style-name="T5">with="bank_label=lang=='fr_FR' and 'Banque :' or 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 table:style-name="TableLine93848708941888">
          <table:table-cell table:style-name="Tableau11.A1" office:value-type="string">
            <text:p text:style-name="P51"><text:text-input text:description="py3o://function=&quot;lang=='fr_FR' and 'Règlement' or 'Payment'&quot;">Payment</text:text-input></text:p>
          </table:table-cell>
          <table:table-cell table:style-name="Tableau11.B1" office:value-type="string">
            <text:p text:style-name="P18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33"><text:span text:style-name="T8">IBAN : </text:span><text:span text:style-name="T8"><text:user-field-get text:name="py3o.o.payment_mode_id.fixed_journal_id.bank_account_id.acc_number">[IBAN]</text:user-field-get></text:span><text:span text:style-name="T8"><text:s/>- BIC : </text:span><text:span text:style-name="T8"><text:user-field-get text:name="py3o.o.payment_mode_id.fixed_journal_id.bank_account_id.bank_id.bic">[BIC]</text:user-field-get></text:span><text:span text:style-name="T8"><text:s/>- </text:span><text:span text:style-name="T8"><text:user-field-get text:name="py3o.bank_label">[Bank Label]</text:user-field-get></text:span><text:span text:style-name="T8"><text:s/></text:span><text:span text:style-name="T8"><text:user-field-get text:name="py3o.o.payment_mode_id.fixed_journal_id.bank_account_id.bank_id.name">[Bank Name]</text:user-field-get></text:span></text:p>
          </table:table-cell>
        </table:table-row>
      </table:table>
      <text:p text:style-name="P65"><text:a xlink:type="simple" xlink:href="py3o:///with" text:style-name="Internet_20_link" text:visited-style-name="Visited_20_Internet_20_Link"><text:span text:style-name="T20">/with</text:span></text:a></text:p>
      <text:p text:style-name="P63"><text:a xlink:type="simple" xlink:href="py3o:///if" text:style-name="Internet_20_link" text:visited-style-name="Visited_20_Internet_20_Link">/if</text:a></text:p>
      <text:p text:style-name="P29"><text:soft-page-break/><text:a xlink:type="simple" xlink:href="py3o://if=%22o.company_id.static_sale_terms%22" text:style-name="Internet_20_link" text:visited-style-name="Visited_20_Internet_20_Link"><text:span text:style-name="T6">if="o.company_id.static_sale_terms"</text:span></text:a></text:p>
      <text:p text:style-name="P30"/>
      <text:p text:style-name="P31"><text:text-input text:description="py3o://function=&quot;format_multiline_value(o.company_id.static_sale_terms)&quot;">[o.company_id.static_sale_terms]</text:text-input></text:p>
      <text:p text:style-name="P35"><text:a xlink:type="simple" xlink:href="py3o:///if" text:style-name="Internet_20_link" text:visited-style-name="Visited_20_Internet_20_Link"><text:span text:style-name="T6">/if</text:span></text:a></text:p>
      <text:p text:style-name="P62"/>
      <text:p text:style-name="P63"><text:a xlink:type="simple" xlink:href="py3o:///with" text:style-name="Internet_20_link" text:visited-style-name="Visited_20_Internet_20_Link"><text:span text:style-name="T20">/with</text:span></text:a></text:p>
      <text:p text:style-name="P64"><text:a xlink:type="simple" xlink:href="py3o:///with" text:style-name="Internet_20_link" text:visited-style-name="Visited_20_Internet_20_Link"><text:span text:style-name="T20">/with</text:span></text:a></text:p>
      <text:p text:style-name="P66"><text:a xlink:type="simple" xlink:href="py3o:///with" text:style-name="Internet_20_link" text:visited-style-name="Visited_20_Internet_20_Link"><text:span text:style-name="T20">/with</text:span></text:a></text:p>
      <text:p text:style-name="P63"><text:a xlink:type="simple" xlink:href="py3o:///for" text:style-name="Internet_20_link" text:visited-style-name="Visited_20_Internet_20_Link"><text:span text:style-name="T19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2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2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2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2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2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2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/>
    </style:style>
    <style:style style:name="Tableau12.A" style:family="table-column">
      <style:table-column-properties style:column-width="4.052cm" style:rel-column-width="2297*"/>
    </style:style>
    <style:style style:name="Tableau12.B" style:family="table-column">
      <style:table-column-properties style:column-width="15.549cm" style:rel-column-width="8815*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21c50dd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au12.1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4</text:page-number><text:s/>/ <text:page-count>4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17:23:15.376940964</dc:date>
    <meta:editing-duration>P2DT16H35M14S</meta:editing-duration>
    <meta:editing-cycles>642</meta:editing-cycles>
    <meta:generator>LibreOffice/6.4.7.2$Linux_X86_64 LibreOffice_project/40$Build-2</meta:generator>
    <meta:document-statistic meta:table-count="9" meta:image-count="0" meta:object-count="0" meta:page-count="4" meta:paragraph-count="112" meta:word-count="344" meta:character-count="2542" meta:non-whitespace-character-count="2405"/>
  </office:meta>
</office:document-meta>
</file>